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cd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"/>
      <text:p text:style-name="P3"/>
      <text:p text:style-name="P3">Dilluns<text:tab/>25/09/23</text:p>
      <text:p text:style-name="P2"/>
      <text:p text:style-name="P2">Presentació assignatura.</text:p>
      <text:p text:style-name="P5">Comentem l'ús del lloc web.</text:p>
      <text:p text:style-name="P4">Comentem les normes del taller.</text:p>
      <text:p text:style-name="P4"/>
      <text:p text:style-name="P6">Comentem equip personal de protecció</text:p>
      <text:p text:style-name="P6">Veure catàleg “<text:a xlink:type="simple" xlink:href="https://www.laherramientabalear.com/web/content/82158">Herramienta Balear</text:a>”</text:p>
      <text:p text:style-name="P6"/>
      <text:p text:style-name="P7">Feim pressupost d'equip de protecció.</text:p>
      <text:p text:style-name="P7"/>
      <text:p text:style-name="P7"/>
      <text:p text:style-name="P7">Comentem apartats </text:p>
      <text:p text:style-name="P7">1.1 Condicions del lloc de feina</text:p>
      <text:p text:style-name="P7">1.2 Màquines</text:p>
      <text:p text:style-name="P7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4"><text:span text:style-name="T2">Comencem a comentar l'apartat 1.3.1 Equipament bàsic</text:span></text:p>
      <text:p text:style-name="P4"/>
      <text:p text:style-name="P7">Comentem serra d'arc</text:p>
      <text:p text:style-name="P7">Vídeo “<text:a xlink:type="simple" xlink:href="https://youtu.be/Rk6YHFmFMbk?si=Vr0bI1OlRbMr2DJ9">Cómo cortar con sierra de arco</text:a>”</text:p>
      <text:p text:style-name="P2"/>
      <text:p text:style-name="P3">Dimarts<text:tab/>26/09/23</text:p>
      <text:p text:style-name="P3"/>
      <text:p text:style-name="P3"/>
      <text:p text:style-name="P3">Dimecres<text:tab/>27/09/23</text:p>
      <text:p text:style-name="P3"/>
      <text:p text:style-name="P3"/>
      <text:p text:style-name="P3">Dijous<text:tab/><text:tab/>28/09/23</text:p>
      <text:p text:style-name="P3"/>
      <text:p text:style-name="P3"/>
      <text:p text:style-name="P3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5T05:52:48.824308500</dc:date>
    <meta:editing-duration>PT9M27S</meta:editing-duration>
    <meta:editing-cycles>7</meta:editing-cycles>
    <meta:document-statistic meta:table-count="0" meta:image-count="0" meta:object-count="0" meta:page-count="1" meta:paragraph-count="19" meta:word-count="79" meta:character-count="542" meta:non-whitespace-character-count="479"/>
  </office:meta>
</office:document-meta>
</file>